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80000026D4C6476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101cm" svg:stroke-color="#800000" draw:marker-start="Extrémité_20_de_20_ligne_20_4" draw:marker-end="" draw:fill="none" draw:fill-color="#ffffff" draw:textarea-horizontal-align="center" draw:textarea-vertical-align="middle" fo:padding-top="0.049cm" fo:padding-bottom="0.049cm" fo:padding-left="0.049cm" fo:padding-right="0.049cm"/>
    </style:style>
    <style:style style:name="gr3" style:family="graphic" style:parent-style-name="standard">
      <style:graphic-properties draw:stroke="solid" draw:marker-start="Extrémité_20_de_20_ligne_20_4" draw:marker-end="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11.99cm" svg:x="1.001cm" svg:y="8.9cm">
          <draw:image xlink:href="Pictures/10000000000003D80000026D4C647694.png" xlink:type="simple" xlink:show="embed" xlink:actuate="onLoad">
            <text:p/>
          </draw:image>
        </draw:frame>
        <draw:ellipse draw:style-name="gr2" draw:text-style-name="P2" draw:layer="layout" svg:width="2.998cm" svg:height="0.799cm" svg:x="2.802cm" svg:y="19.701cm">
          <text:p/>
        </draw:ellipse>
        <draw:line draw:style-name="gr3" draw:text-style-name="P2" draw:layer="layout" svg:x1="7cm" svg:y1="17.5cm" svg:x2="4.5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Didier Roche</meta:initial-creator>
    <meta:creation-date>2007-05-10T17:36:23</meta:creation-date>
    <dc:creator>Didier Roche</dc:creator>
    <dc:date>2008-04-30T16:42:59</dc:date>
    <meta:editing-cycles>3</meta:editing-cycles>
    <meta:editing-duration>PT2M41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